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1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31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Contactos">
      <style:table-properties table:display="true" style:writing-mode="lr-tb"/>
    </style:style>
    <style:style style:name="ta2" style:family="table" style:master-page-name="PageStyle_5f_LEER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rotation-align="none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" style:family="text">
      <style:text-properties style:use-window-font-color="true" style:font-name="DejaVu Sans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DejaVu Sans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DejaVu Sans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DejaVu Sans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DejaVu Sans" fo:font-size="16pt" fo:font-weight="normal" style:text-underline-style="none" style:text-underline-color="font-color" style:text-line-through-type="none" fo:font-style="normal" style:text-outline="false" style:text-position="0% 100%" style:use-window-font-color="true" style:font-name-complex="DejaVu Sans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text-shadow="none" style:font-name="DejaVu Sans" fo:font-size="16pt" style:text-underline-style="none" style:text-underline-color="font-color" style:text-line-through-type="none" fo:font-style="normal" style:text-outline="false" style:text-position="0% 100%" style:use-window-font-color="true" style:font-name-complex="DejaVu Sans" style:font-size-asian="16pt" style:font-size-complex="16pt" style:font-style-asian="normal" style:font-style-complex="normal" fo:font-weight="bold" style:font-weight-asian="bold" style:font-weight-complex="bold"/>
    </style:style>
    <style:style style:name="T5" style:family="text">
      <style:text-properties fo:text-shadow="none" style:font-name="DejaVu Sans" fo:font-size="16pt" style:text-underline-style="none" style:text-underline-color="font-color" style:text-line-through-type="none" fo:font-style="normal" style:text-outline="false" style:text-position="0% 100%" style:use-window-font-color="true" style:font-name-complex="DejaVu Sans" style:font-size-asian="16pt" style:font-size-complex="16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ac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column table:style-name="co4" table:number-columns-repeated="24" table:default-cell-style-name="ce2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Ingre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711642C</text:p>
          </table:table-cell>
          <table:table-cell office:value-type="string" calcext:value-type="string">
            <text:p>ALAPONT ICART</text:p>
          </table:table-cell>
          <table:table-cell office:value-type="string" calcext:value-type="string">
            <text:p>ELOI</text:p>
          </table:table-cell>
          <table:table-cell table:style-name="ce4" table:formula="of:=RANDBETWEEN(43466;43850)" office:value-type="date" office:date-value="2019-07-21" calcext:value-type="date">
            <text:p>21/07/2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9000521X</text:p>
          </table:table-cell>
          <table:table-cell office:value-type="string" calcext:value-type="string">
            <text:p>AVILA MASJUAN</text:p>
          </table:table-cell>
          <table:table-cell office:value-type="string" calcext:value-type="string">
            <text:p>ALBA</text:p>
          </table:table-cell>
          <table:table-cell table:style-name="ce4" table:formula="of:=RANDBETWEEN(43466;43850)" office:value-type="date" office:date-value="2019-09-07" calcext:value-type="date">
            <text:p>07/09/2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2263624R</text:p>
          </table:table-cell>
          <table:table-cell office:value-type="string" calcext:value-type="string">
            <text:p>LISTAN FIGUERAS</text:p>
          </table:table-cell>
          <table:table-cell office:value-type="string" calcext:value-type="string">
            <text:p>GEMMA</text:p>
          </table:table-cell>
          <table:table-cell table:style-name="ce4" table:formula="of:=RANDBETWEEN(43466;43850)" office:value-type="date" office:date-value="2019-04-26" calcext:value-type="date">
            <text:p>26/04/2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5112330W</text:p>
          </table:table-cell>
          <table:table-cell office:value-type="string" calcext:value-type="string">
            <text:p>AGUILAR MASANA</text:p>
          </table:table-cell>
          <table:table-cell office:value-type="string" calcext:value-type="string">
            <text:p>GERARD</text:p>
          </table:table-cell>
          <table:table-cell table:style-name="ce4" table:formula="of:=RANDBETWEEN(43466;43850)" office:value-type="date" office:date-value="2019-01-07" calcext:value-type="date">
            <text:p>07/01/2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1637811R</text:p>
          </table:table-cell>
          <table:table-cell office:value-type="string" calcext:value-type="string">
            <text:p>BOIX GONZÁLEZ</text:p>
          </table:table-cell>
          <table:table-cell office:value-type="string" calcext:value-type="string">
            <text:p>CARLA</text:p>
          </table:table-cell>
          <table:table-cell table:style-name="ce4" table:formula="of:=RANDBETWEEN(43466;43850)" office:value-type="date" office:date-value="2019-09-06" calcext:value-type="date">
            <text:p>06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2985614K</text:p>
          </table:table-cell>
          <table:table-cell office:value-type="string" calcext:value-type="string">
            <text:p>ANDREU CRUZ</text:p>
          </table:table-cell>
          <table:table-cell office:value-type="string" calcext:value-type="string">
            <text:p>JOAN</text:p>
          </table:table-cell>
          <table:table-cell table:style-name="ce4" table:formula="of:=RANDBETWEEN(43466;43850)" office:value-type="date" office:date-value="2020-01-01" calcext:value-type="date">
            <text:p>01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3443595N</text:p>
          </table:table-cell>
          <table:table-cell office:value-type="string" calcext:value-type="string">
            <text:p>BASTARDES SOTO</text:p>
          </table:table-cell>
          <table:table-cell office:value-type="string" calcext:value-type="string">
            <text:p>MARC</text:p>
          </table:table-cell>
          <table:table-cell table:style-name="ce4" table:formula="of:=RANDBETWEEN(43466;43850)" office:value-type="date" office:date-value="2019-08-12" calcext:value-type="date">
            <text:p>12/08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9457010H</text:p>
          </table:table-cell>
          <table:table-cell office:value-type="string" calcext:value-type="string">
            <text:p>ALVAREZ PARCERISA</text:p>
          </table:table-cell>
          <table:table-cell office:value-type="string" calcext:value-type="string">
            <text:p>IRENE</text:p>
          </table:table-cell>
          <table:table-cell table:style-name="ce4" table:formula="of:=RANDBETWEEN(43466;43850)" office:value-type="date" office:date-value="2020-01-03" calcext:value-type="date">
            <text:p>03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7492309X</text:p>
          </table:table-cell>
          <table:table-cell office:value-type="string" calcext:value-type="string">
            <text:p>BIOSCA FONTANET</text:p>
          </table:table-cell>
          <table:table-cell office:value-type="string" calcext:value-type="string">
            <text:p>JORDI</text:p>
          </table:table-cell>
          <table:table-cell table:style-name="ce4" table:formula="of:=RANDBETWEEN(43466;43850)" office:value-type="date" office:date-value="2019-09-07" calcext:value-type="date">
            <text:p>07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7554468V</text:p>
          </table:table-cell>
          <table:table-cell office:value-type="string" calcext:value-type="string">
            <text:p>SUAREZ GARZÓN</text:p>
          </table:table-cell>
          <table:table-cell office:value-type="string" calcext:value-type="string">
            <text:p>JORDI</text:p>
          </table:table-cell>
          <table:table-cell table:style-name="ce4" table:formula="of:=RANDBETWEEN(43466;43850)" office:value-type="date" office:date-value="2019-04-09" calcext:value-type="date">
            <text:p>09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7545222A</text:p>
          </table:table-cell>
          <table:table-cell office:value-type="string" calcext:value-type="string">
            <text:p>MORALES GESE</text:p>
          </table:table-cell>
          <table:table-cell office:value-type="string" calcext:value-type="string">
            <text:p>RAMON</text:p>
          </table:table-cell>
          <table:table-cell table:style-name="ce4" table:formula="of:=RANDBETWEEN(43466;43850)" office:value-type="date" office:date-value="2019-04-12" calcext:value-type="date">
            <text:p>12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5845654C</text:p>
          </table:table-cell>
          <table:table-cell office:value-type="string" calcext:value-type="string">
            <text:p>ALOY CODINACHS</text:p>
          </table:table-cell>
          <table:table-cell office:value-type="string" calcext:value-type="string">
            <text:p>OLIVER</text:p>
          </table:table-cell>
          <table:table-cell table:style-name="ce4" table:formula="of:=RANDBETWEEN(43466;43850)" office:value-type="date" office:date-value="2019-01-11" calcext:value-type="date">
            <text:p>11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6927177Y</text:p>
          </table:table-cell>
          <table:table-cell office:value-type="string" calcext:value-type="string">
            <text:p>GARCIA GARCÍA</text:p>
          </table:table-cell>
          <table:table-cell office:value-type="string" calcext:value-type="string">
            <text:p>VALENTÍ</text:p>
          </table:table-cell>
          <table:table-cell table:style-name="ce4" table:formula="of:=RANDBETWEEN(43466;43850)" office:value-type="date" office:date-value="2019-05-16" calcext:value-type="date">
            <text:p>16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7382421R</text:p>
          </table:table-cell>
          <table:table-cell office:value-type="string" calcext:value-type="string">
            <text:p>BARROSO D'HAENE</text:p>
          </table:table-cell>
          <table:table-cell office:value-type="string" calcext:value-type="string">
            <text:p>ALEX</text:p>
          </table:table-cell>
          <table:table-cell table:style-name="ce4" table:formula="of:=RANDBETWEEN(43466;43850)" office:value-type="date" office:date-value="2019-12-25" calcext:value-type="date">
            <text:p>25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5536082C</text:p>
          </table:table-cell>
          <table:table-cell office:value-type="string" calcext:value-type="string">
            <text:p>RODRIGUEZ GARCÍA</text:p>
          </table:table-cell>
          <table:table-cell office:value-type="string" calcext:value-type="string">
            <text:p>JUAN</text:p>
          </table:table-cell>
          <table:table-cell table:style-name="ce4" table:formula="of:=RANDBETWEEN(43466;43850)" office:value-type="date" office:date-value="2020-01-18" calcext:value-type="date">
            <text:p>18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6295166B</text:p>
          </table:table-cell>
          <table:table-cell office:value-type="string" calcext:value-type="string">
            <text:p>ALVAREZ TROYANO</text:p>
          </table:table-cell>
          <table:table-cell office:value-type="string" calcext:value-type="string">
            <text:p>MARIA NOELIA</text:p>
          </table:table-cell>
          <table:table-cell table:style-name="ce4" table:formula="of:=RANDBETWEEN(43466;43850)" office:value-type="date" office:date-value="2019-09-01" calcext:value-type="date">
            <text:p>01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30991409J</text:p>
          </table:table-cell>
          <table:table-cell office:value-type="string" calcext:value-type="string">
            <text:p>AMIGO MODREGO</text:p>
          </table:table-cell>
          <table:table-cell office:value-type="string" calcext:value-type="string">
            <text:p>LLUÍS</text:p>
          </table:table-cell>
          <table:table-cell table:style-name="ce4" table:formula="of:=RANDBETWEEN(43466;43850)" office:value-type="date" office:date-value="2019-05-22" calcext:value-type="date">
            <text:p>22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7407530E</text:p>
          </table:table-cell>
          <table:table-cell office:value-type="string" calcext:value-type="string">
            <text:p>BARALDÉS PARDO</text:p>
          </table:table-cell>
          <table:table-cell office:value-type="string" calcext:value-type="string">
            <text:p>JOSÉ ANTONIO</text:p>
          </table:table-cell>
          <table:table-cell table:style-name="ce4" table:formula="of:=RANDBETWEEN(43466;43850)" office:value-type="date" office:date-value="2019-09-05" calcext:value-type="date">
            <text:p>05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8256467B</text:p>
          </table:table-cell>
          <table:table-cell office:value-type="string" calcext:value-type="string">
            <text:p>BIDAULT PÉREZ</text:p>
          </table:table-cell>
          <table:table-cell office:value-type="string" calcext:value-type="string">
            <text:p>INGRID</text:p>
          </table:table-cell>
          <table:table-cell table:style-name="ce4" table:formula="of:=RANDBETWEEN(43466;43850)" office:value-type="date" office:date-value="2019-01-19" calcext:value-type="date">
            <text:p>19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3219060P</text:p>
          </table:table-cell>
          <table:table-cell office:value-type="string" calcext:value-type="string">
            <text:p>TORRESCASANA GARCIA</text:p>
          </table:table-cell>
          <table:table-cell office:value-type="string" calcext:value-type="string">
            <text:p>MARIA</text:p>
          </table:table-cell>
          <table:table-cell table:style-name="ce4" table:formula="of:=RANDBETWEEN(43466;43850)" office:value-type="date" office:date-value="2019-06-08" calcext:value-type="date">
            <text:p>08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6068348W</text:p>
          </table:table-cell>
          <table:table-cell office:value-type="string" calcext:value-type="string">
            <text:p>PARRAMON FLORES</text:p>
          </table:table-cell>
          <table:table-cell office:value-type="string" calcext:value-type="string">
            <text:p>ENRIC</text:p>
          </table:table-cell>
          <table:table-cell table:style-name="ce4" table:formula="of:=RANDBETWEEN(43466;43850)" office:value-type="date" office:date-value="2019-01-04" calcext:value-type="date">
            <text:p>04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3569446J</text:p>
          </table:table-cell>
          <table:table-cell office:value-type="string" calcext:value-type="string">
            <text:p>AYALA FERRERAS</text:p>
          </table:table-cell>
          <table:table-cell office:value-type="string" calcext:value-type="string">
            <text:p>JOAN</text:p>
          </table:table-cell>
          <table:table-cell table:style-name="ce4" table:formula="of:=RANDBETWEEN(43466;43850)" office:value-type="date" office:date-value="2019-05-24" calcext:value-type="date">
            <text:p>24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0756178K</text:p>
          </table:table-cell>
          <table:table-cell office:value-type="string" calcext:value-type="string">
            <text:p>ALTIMIRAS ARMENTEROS</text:p>
          </table:table-cell>
          <table:table-cell office:value-type="string" calcext:value-type="string">
            <text:p>SANDRA</text:p>
          </table:table-cell>
          <table:table-cell table:style-name="ce4" table:formula="of:=RANDBETWEEN(43466;43850)" office:value-type="date" office:date-value="2019-05-03" calcext:value-type="date">
            <text:p>03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28724182B</text:p>
          </table:table-cell>
          <table:table-cell office:value-type="string" calcext:value-type="string">
            <text:p>ALBERICH RODRIGUEZ</text:p>
          </table:table-cell>
          <table:table-cell office:value-type="string" calcext:value-type="string">
            <text:p>ALEIX</text:p>
          </table:table-cell>
          <table:table-cell table:style-name="ce4" table:formula="of:=RANDBETWEEN(43466;43850)" office:value-type="date" office:date-value="2019-02-06" calcext:value-type="date">
            <text:p>06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6662423G</text:p>
          </table:table-cell>
          <table:table-cell office:value-type="string" calcext:value-type="string">
            <text:p>ARPA MORENO</text:p>
          </table:table-cell>
          <table:table-cell office:value-type="string" calcext:value-type="string">
            <text:p>BEGONYA</text:p>
          </table:table-cell>
          <table:table-cell table:style-name="ce4" table:formula="of:=RANDBETWEEN(43466;43850)" office:value-type="date" office:date-value="2019-02-11" calcext:value-type="date">
            <text:p>11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1550437H</text:p>
          </table:table-cell>
          <table:table-cell office:value-type="string" calcext:value-type="string">
            <text:p>AROCA GÓMEZ</text:p>
          </table:table-cell>
          <table:table-cell office:value-type="string" calcext:value-type="string">
            <text:p>AINA</text:p>
          </table:table-cell>
          <table:table-cell table:style-name="ce4" table:formula="of:=RANDBETWEEN(43466;43850)" office:value-type="date" office:date-value="2019-04-07" calcext:value-type="date">
            <text:p>07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2277305K</text:p>
          </table:table-cell>
          <table:table-cell office:value-type="string" calcext:value-type="string">
            <text:p>AGUILAR RAMOS</text:p>
          </table:table-cell>
          <table:table-cell office:value-type="string" calcext:value-type="string">
            <text:p>MARTA</text:p>
          </table:table-cell>
          <table:table-cell table:style-name="ce4" table:formula="of:=RANDBETWEEN(43466;43850)" office:value-type="date" office:date-value="2019-12-29" calcext:value-type="date">
            <text:p>29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61539565Y</text:p>
          </table:table-cell>
          <table:table-cell office:value-type="string" calcext:value-type="string">
            <text:p>ABADIAS MASANA</text:p>
          </table:table-cell>
          <table:table-cell office:value-type="string" calcext:value-type="string">
            <text:p>IVET</text:p>
          </table:table-cell>
          <table:table-cell table:style-name="ce4" table:formula="of:=RANDBETWEEN(43466;43850)" office:value-type="date" office:date-value="2019-04-14" calcext:value-type="date">
            <text:p>14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6327089W</text:p>
          </table:table-cell>
          <table:table-cell office:value-type="string" calcext:value-type="string">
            <text:p>GARCIA ALMOGUERA</text:p>
          </table:table-cell>
          <table:table-cell office:value-type="string" calcext:value-type="string">
            <text:p>GEMMA</text:p>
          </table:table-cell>
          <table:table-cell table:style-name="ce4" table:formula="of:=RANDBETWEEN(43466;43850)" office:value-type="date" office:date-value="2019-08-11" calcext:value-type="date">
            <text:p>11/08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8557589W</text:p>
          </table:table-cell>
          <table:table-cell office:value-type="string" calcext:value-type="string">
            <text:p>AGUILAR SUNYÉ</text:p>
          </table:table-cell>
          <table:table-cell office:value-type="string" calcext:value-type="string">
            <text:p>MARTA</text:p>
          </table:table-cell>
          <table:table-cell table:style-name="ce4" table:formula="of:=RANDBETWEEN(43466;43850)" office:value-type="date" office:date-value="2019-11-05" calcext:value-type="date">
            <text:p>05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5321975M</text:p>
          </table:table-cell>
          <table:table-cell office:value-type="string" calcext:value-type="string">
            <text:p>LUQUE GARRIGASAIT</text:p>
          </table:table-cell>
          <table:table-cell office:value-type="string" calcext:value-type="string">
            <text:p>MIQUEL</text:p>
          </table:table-cell>
          <table:table-cell table:style-name="ce4" table:formula="of:=RANDBETWEEN(43466;43850)" office:value-type="date" office:date-value="2019-02-09" calcext:value-type="date">
            <text:p>09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33024278G</text:p>
          </table:table-cell>
          <table:table-cell office:value-type="string" calcext:value-type="string">
            <text:p>ARTIGAS MATURANO</text:p>
          </table:table-cell>
          <table:table-cell office:value-type="string" calcext:value-type="string">
            <text:p>MÒNICA</text:p>
          </table:table-cell>
          <table:table-cell table:style-name="ce4" table:formula="of:=RANDBETWEEN(43466;43850)" office:value-type="date" office:date-value="2019-11-13" calcext:value-type="date">
            <text:p>13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5600575C</text:p>
          </table:table-cell>
          <table:table-cell office:value-type="string" calcext:value-type="string">
            <text:p>ZAMBUDIO FIGULS</text:p>
          </table:table-cell>
          <table:table-cell office:value-type="string" calcext:value-type="string">
            <text:p>LLUÍS</text:p>
          </table:table-cell>
          <table:table-cell table:style-name="ce4" table:formula="of:=RANDBETWEEN(43466;43850)" office:value-type="date" office:date-value="2019-12-11" calcext:value-type="date">
            <text:p>11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8101956L</text:p>
          </table:table-cell>
          <table:table-cell office:value-type="string" calcext:value-type="string">
            <text:p>ACUÑA TORT</text:p>
          </table:table-cell>
          <table:table-cell office:value-type="string" calcext:value-type="string">
            <text:p>CARLOS</text:p>
          </table:table-cell>
          <table:table-cell table:style-name="ce4" table:formula="of:=RANDBETWEEN(43466;43850)" office:value-type="date" office:date-value="2019-10-12" calcext:value-type="date">
            <text:p>12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4849860V</text:p>
          </table:table-cell>
          <table:table-cell office:value-type="string" calcext:value-type="string">
            <text:p>ALGUÉ TRANCHO</text:p>
          </table:table-cell>
          <table:table-cell office:value-type="string" calcext:value-type="string">
            <text:p>DAVID</text:p>
          </table:table-cell>
          <table:table-cell table:style-name="ce4" table:formula="of:=RANDBETWEEN(43466;43850)" office:value-type="date" office:date-value="2019-12-04" calcext:value-type="date">
            <text:p>04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1312484E</text:p>
          </table:table-cell>
          <table:table-cell office:value-type="string" calcext:value-type="string">
            <text:p>BARRIGA RIU</text:p>
          </table:table-cell>
          <table:table-cell office:value-type="string" calcext:value-type="string">
            <text:p>MARC</text:p>
          </table:table-cell>
          <table:table-cell table:style-name="ce4" table:formula="of:=RANDBETWEEN(43466;43850)" office:value-type="date" office:date-value="2019-11-15" calcext:value-type="date">
            <text:p>15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4775337J</text:p>
          </table:table-cell>
          <table:table-cell office:value-type="string" calcext:value-type="string">
            <text:p>BAJONA GARCIA</text:p>
          </table:table-cell>
          <table:table-cell office:value-type="string" calcext:value-type="string">
            <text:p>MARC</text:p>
          </table:table-cell>
          <table:table-cell table:style-name="ce4" table:formula="of:=RANDBETWEEN(43466;43850)" office:value-type="date" office:date-value="2019-01-23" calcext:value-type="date">
            <text:p>23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2802110C</text:p>
          </table:table-cell>
          <table:table-cell office:value-type="string" calcext:value-type="string">
            <text:p>BARRIGA TARDÀ</text:p>
          </table:table-cell>
          <table:table-cell office:value-type="string" calcext:value-type="string">
            <text:p>NATÀLIA</text:p>
          </table:table-cell>
          <table:table-cell table:style-name="ce4" table:formula="of:=RANDBETWEEN(43466;43850)" office:value-type="date" office:date-value="2019-02-28" calcext:value-type="date">
            <text:p>28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9331442K</text:p>
          </table:table-cell>
          <table:table-cell office:value-type="string" calcext:value-type="string">
            <text:p>BARALDÉS MARTORELL</text:p>
          </table:table-cell>
          <table:table-cell office:value-type="string" calcext:value-type="string">
            <text:p>CRISTINA</text:p>
          </table:table-cell>
          <table:table-cell table:style-name="ce4" table:formula="of:=RANDBETWEEN(43466;43850)" office:value-type="date" office:date-value="2019-06-16" calcext:value-type="date">
            <text:p>16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7833435A</text:p>
          </table:table-cell>
          <table:table-cell office:value-type="string" calcext:value-type="string">
            <text:p>AREVALO SANCHEZ</text:p>
          </table:table-cell>
          <table:table-cell office:value-type="string" calcext:value-type="string">
            <text:p>JÚLIA</text:p>
          </table:table-cell>
          <table:table-cell table:style-name="ce4" table:formula="of:=RANDBETWEEN(43466;43850)" office:value-type="date" office:date-value="2019-02-28" calcext:value-type="date">
            <text:p>28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9841574D</text:p>
          </table:table-cell>
          <table:table-cell office:value-type="string" calcext:value-type="string">
            <text:p>MAS FRANCH</text:p>
          </table:table-cell>
          <table:table-cell office:value-type="string" calcext:value-type="string">
            <text:p>TONI</text:p>
          </table:table-cell>
          <table:table-cell table:style-name="ce4" table:formula="of:=RANDBETWEEN(43466;43850)" office:value-type="date" office:date-value="2019-08-27" calcext:value-type="date">
            <text:p>27/08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7415030B</text:p>
          </table:table-cell>
          <table:table-cell office:value-type="string" calcext:value-type="string">
            <text:p>BARCONS LARA</text:p>
          </table:table-cell>
          <table:table-cell office:value-type="string" calcext:value-type="string">
            <text:p>MARTA</text:p>
          </table:table-cell>
          <table:table-cell table:style-name="ce4" table:formula="of:=RANDBETWEEN(43466;43850)" office:value-type="date" office:date-value="2019-04-11" calcext:value-type="date">
            <text:p>11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9804369E</text:p>
          </table:table-cell>
          <table:table-cell office:value-type="string" calcext:value-type="string">
            <text:p>CANELLAS GOMEZ</text:p>
          </table:table-cell>
          <table:table-cell office:value-type="string" calcext:value-type="string">
            <text:p>GUILLEM</text:p>
          </table:table-cell>
          <table:table-cell table:style-name="ce4" table:formula="of:=RANDBETWEEN(43466;43850)" office:value-type="date" office:date-value="2019-07-21" calcext:value-type="date">
            <text:p>21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8694587N</text:p>
          </table:table-cell>
          <table:table-cell office:value-type="string" calcext:value-type="string">
            <text:p>ALCAIDE MOLINA</text:p>
          </table:table-cell>
          <table:table-cell office:value-type="string" calcext:value-type="string">
            <text:p>MARTA</text:p>
          </table:table-cell>
          <table:table-cell table:style-name="ce4" table:formula="of:=RANDBETWEEN(43466;43850)" office:value-type="date" office:date-value="2019-07-17" calcext:value-type="date">
            <text:p>17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7176987A</text:p>
          </table:table-cell>
          <table:table-cell office:value-type="string" calcext:value-type="string">
            <text:p>ALEU PRAT</text:p>
          </table:table-cell>
          <table:table-cell office:value-type="string" calcext:value-type="string">
            <text:p>JOAN</text:p>
          </table:table-cell>
          <table:table-cell table:style-name="ce4" table:formula="of:=RANDBETWEEN(43466;43850)" office:value-type="date" office:date-value="2019-11-13" calcext:value-type="date">
            <text:p>13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1606145L</text:p>
          </table:table-cell>
          <table:table-cell office:value-type="string" calcext:value-type="string">
            <text:p>BADIA TORNÉ</text:p>
          </table:table-cell>
          <table:table-cell office:value-type="string" calcext:value-type="string">
            <text:p>ANDREU</text:p>
          </table:table-cell>
          <table:table-cell table:style-name="ce4" table:formula="of:=RANDBETWEEN(43466;43850)" office:value-type="date" office:date-value="2019-11-17" calcext:value-type="date">
            <text:p>17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8002596T</text:p>
          </table:table-cell>
          <table:table-cell office:value-type="string" calcext:value-type="string">
            <text:p>MORALES GESE</text:p>
          </table:table-cell>
          <table:table-cell office:value-type="string" calcext:value-type="string">
            <text:p>JAIRO</text:p>
          </table:table-cell>
          <table:table-cell table:style-name="ce4" table:formula="of:=RANDBETWEEN(43466;43850)" office:value-type="date" office:date-value="2020-01-15" calcext:value-type="date">
            <text:p>15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6737965Y</text:p>
          </table:table-cell>
          <table:table-cell office:value-type="string" calcext:value-type="string">
            <text:p>GRANADOS ANDRÉS</text:p>
          </table:table-cell>
          <table:table-cell office:value-type="string" calcext:value-type="string">
            <text:p>SANDRA</text:p>
          </table:table-cell>
          <table:table-cell table:style-name="ce4" table:formula="of:=RANDBETWEEN(43466;43850)" office:value-type="date" office:date-value="2019-07-12" calcext:value-type="date">
            <text:p>12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8152883M</text:p>
          </table:table-cell>
          <table:table-cell office:value-type="string" calcext:value-type="string">
            <text:p>ALIGUÉ BONVEHÍ</text:p>
          </table:table-cell>
          <table:table-cell office:value-type="string" calcext:value-type="string">
            <text:p>MARIA ISABEL</text:p>
          </table:table-cell>
          <table:table-cell table:style-name="ce4" table:formula="of:=RANDBETWEEN(43466;43850)" office:value-type="date" office:date-value="2019-05-27" calcext:value-type="date">
            <text:p>27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9828534L</text:p>
          </table:table-cell>
          <table:table-cell office:value-type="string" calcext:value-type="string">
            <text:p>AYALA ALSINA</text:p>
          </table:table-cell>
          <table:table-cell office:value-type="string" calcext:value-type="string">
            <text:p>CARLA</text:p>
          </table:table-cell>
          <table:table-cell table:style-name="ce4" table:formula="of:=RANDBETWEEN(43466;43850)" office:value-type="date" office:date-value="2019-05-11" calcext:value-type="date">
            <text:p>11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5555622Y</text:p>
          </table:table-cell>
          <table:table-cell office:value-type="string" calcext:value-type="string">
            <text:p>ALINS MULET</text:p>
          </table:table-cell>
          <table:table-cell office:value-type="string" calcext:value-type="string">
            <text:p>DANIEL</text:p>
          </table:table-cell>
          <table:table-cell table:style-name="ce4" table:formula="of:=RANDBETWEEN(43466;43850)" office:value-type="date" office:date-value="2019-12-31" calcext:value-type="date">
            <text:p>31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4415959L</text:p>
          </table:table-cell>
          <table:table-cell office:value-type="string" calcext:value-type="string">
            <text:p>ALVAREZ ARMENTEROS</text:p>
          </table:table-cell>
          <table:table-cell office:value-type="string" calcext:value-type="string">
            <text:p>VIRGINIA</text:p>
          </table:table-cell>
          <table:table-cell table:style-name="ce4" table:formula="of:=RANDBETWEEN(43466;43850)" office:value-type="date" office:date-value="2019-08-11" calcext:value-type="date">
            <text:p>11/08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7870091A</text:p>
          </table:table-cell>
          <table:table-cell office:value-type="string" calcext:value-type="string">
            <text:p>VALLÉS GIRVENT</text:p>
          </table:table-cell>
          <table:table-cell office:value-type="string" calcext:value-type="string">
            <text:p>ALEXIA</text:p>
          </table:table-cell>
          <table:table-cell table:style-name="ce4" table:formula="of:=RANDBETWEEN(43466;43850)" office:value-type="date" office:date-value="2019-10-12" calcext:value-type="date">
            <text:p>12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7411701F</text:p>
          </table:table-cell>
          <table:table-cell office:value-type="string" calcext:value-type="string">
            <text:p>SÁNCHEZ GÓMEZ</text:p>
          </table:table-cell>
          <table:table-cell office:value-type="string" calcext:value-type="string">
            <text:p>MIREIA</text:p>
          </table:table-cell>
          <table:table-cell table:style-name="ce4" table:formula="of:=RANDBETWEEN(43466;43850)" office:value-type="date" office:date-value="2020-01-10" calcext:value-type="date">
            <text:p>10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9679380M</text:p>
          </table:table-cell>
          <table:table-cell office:value-type="string" calcext:value-type="string">
            <text:p>AGUILERA BAENA</text:p>
          </table:table-cell>
          <table:table-cell office:value-type="string" calcext:value-type="string">
            <text:p>RICARD</text:p>
          </table:table-cell>
          <table:table-cell table:style-name="ce4" table:formula="of:=RANDBETWEEN(43466;43850)" office:value-type="date" office:date-value="2019-06-25" calcext:value-type="date">
            <text:p>25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0309910P</text:p>
          </table:table-cell>
          <table:table-cell office:value-type="string" calcext:value-type="string">
            <text:p>AYALA TORNÉ</text:p>
          </table:table-cell>
          <table:table-cell office:value-type="string" calcext:value-type="string">
            <text:p>JESUS</text:p>
          </table:table-cell>
          <table:table-cell table:style-name="ce4" table:formula="of:=RANDBETWEEN(43466;43850)" office:value-type="date" office:date-value="2019-04-12" calcext:value-type="date">
            <text:p>12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0540617V</text:p>
          </table:table-cell>
          <table:table-cell office:value-type="string" calcext:value-type="string">
            <text:p>ZAFRA FIGULS</text:p>
          </table:table-cell>
          <table:table-cell office:value-type="string" calcext:value-type="string">
            <text:p>DOUNYA</text:p>
          </table:table-cell>
          <table:table-cell table:style-name="ce4" table:formula="of:=RANDBETWEEN(43466;43850)" office:value-type="date" office:date-value="2020-01-07" calcext:value-type="date">
            <text:p>07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0952565P</text:p>
          </table:table-cell>
          <table:table-cell office:value-type="string" calcext:value-type="string">
            <text:p>ARNAU MORENO</text:p>
          </table:table-cell>
          <table:table-cell office:value-type="string" calcext:value-type="string">
            <text:p>ELIOT</text:p>
          </table:table-cell>
          <table:table-cell table:style-name="ce4" table:formula="of:=RANDBETWEEN(43466;43850)" office:value-type="date" office:date-value="2019-09-28" calcext:value-type="date">
            <text:p>28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2266893L</text:p>
          </table:table-cell>
          <table:table-cell office:value-type="string" calcext:value-type="string">
            <text:p>LÓPEZ DE PABLO GARCIA UCEDA</text:p>
          </table:table-cell>
          <table:table-cell office:value-type="string" calcext:value-type="string">
            <text:p>GERARD</text:p>
          </table:table-cell>
          <table:table-cell table:style-name="ce4" table:formula="of:=RANDBETWEEN(43466;43850)" office:value-type="date" office:date-value="2019-10-05" calcext:value-type="date">
            <text:p>05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3573151L</text:p>
          </table:table-cell>
          <table:table-cell office:value-type="string" calcext:value-type="string">
            <text:p>AROCA GÓMEZ</text:p>
          </table:table-cell>
          <table:table-cell office:value-type="string" calcext:value-type="string">
            <text:p>DAVID</text:p>
          </table:table-cell>
          <table:table-cell table:style-name="ce4" table:formula="of:=RANDBETWEEN(43466;43850)" office:value-type="date" office:date-value="2019-11-26" calcext:value-type="date">
            <text:p>26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9169566Y</text:p>
          </table:table-cell>
          <table:table-cell office:value-type="string" calcext:value-type="string">
            <text:p>AGUILERA PRAT</text:p>
          </table:table-cell>
          <table:table-cell office:value-type="string" calcext:value-type="string">
            <text:p>MIREIA</text:p>
          </table:table-cell>
          <table:table-cell table:style-name="ce4" table:formula="of:=RANDBETWEEN(43466;43850)" office:value-type="date" office:date-value="2020-01-13" calcext:value-type="date">
            <text:p>13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4033996A</text:p>
          </table:table-cell>
          <table:table-cell office:value-type="string" calcext:value-type="string">
            <text:p>BLANCO FONTANET</text:p>
          </table:table-cell>
          <table:table-cell office:value-type="string" calcext:value-type="string">
            <text:p>DAVID-JESE</text:p>
          </table:table-cell>
          <table:table-cell table:style-name="ce4" table:formula="of:=RANDBETWEEN(43466;43850)" office:value-type="date" office:date-value="2019-04-18" calcext:value-type="date">
            <text:p>18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6889168R</text:p>
          </table:table-cell>
          <table:table-cell office:value-type="string" calcext:value-type="string">
            <text:p>BADIA CASTILLO</text:p>
          </table:table-cell>
          <table:table-cell office:value-type="string" calcext:value-type="string">
            <text:p>CRISTIAN</text:p>
          </table:table-cell>
          <table:table-cell table:style-name="ce4" table:formula="of:=RANDBETWEEN(43466;43850)" office:value-type="date" office:date-value="2019-07-07" calcext:value-type="date">
            <text:p>07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28724182B</text:p>
          </table:table-cell>
          <table:table-cell office:value-type="string" calcext:value-type="string">
            <text:p>ALIGUÉ RIVERA</text:p>
          </table:table-cell>
          <table:table-cell office:value-type="string" calcext:value-type="string">
            <text:p>MARIONA</text:p>
          </table:table-cell>
          <table:table-cell table:style-name="ce4" table:formula="of:=RANDBETWEEN(43466;43850)" office:value-type="date" office:date-value="2019-03-17" calcext:value-type="date">
            <text:p>17/03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8728978H</text:p>
          </table:table-cell>
          <table:table-cell office:value-type="string" calcext:value-type="string">
            <text:p>GARCIA GONZÁLEZ</text:p>
          </table:table-cell>
          <table:table-cell office:value-type="string" calcext:value-type="string">
            <text:p>ABEL</text:p>
          </table:table-cell>
          <table:table-cell table:style-name="ce4" table:formula="of:=RANDBETWEEN(43466;43850)" office:value-type="date" office:date-value="2019-06-24" calcext:value-type="date">
            <text:p>24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0796510B</text:p>
          </table:table-cell>
          <table:table-cell office:value-type="string" calcext:value-type="string">
            <text:p>GALOBART GARCIA</text:p>
          </table:table-cell>
          <table:table-cell office:value-type="string" calcext:value-type="string">
            <text:p>BERTA</text:p>
          </table:table-cell>
          <table:table-cell table:style-name="ce4" table:formula="of:=RANDBETWEEN(43466;43850)" office:value-type="date" office:date-value="2020-01-08" calcext:value-type="date">
            <text:p>08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35770261V</text:p>
          </table:table-cell>
          <table:table-cell office:value-type="string" calcext:value-type="string">
            <text:p>BARRIGA SOTO</text:p>
          </table:table-cell>
          <table:table-cell office:value-type="string" calcext:value-type="string">
            <text:p>MARIA JOSÉ</text:p>
          </table:table-cell>
          <table:table-cell table:style-name="ce4" table:formula="of:=RANDBETWEEN(43466;43850)" office:value-type="date" office:date-value="2019-02-18" calcext:value-type="date">
            <text:p>18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1407820L</text:p>
          </table:table-cell>
          <table:table-cell office:value-type="string" calcext:value-type="string">
            <text:p>RASERO GAVILAN</text:p>
          </table:table-cell>
          <table:table-cell office:value-type="string" calcext:value-type="string">
            <text:p>SILVIA</text:p>
          </table:table-cell>
          <table:table-cell table:style-name="ce4" table:formula="of:=RANDBETWEEN(43466;43850)" office:value-type="date" office:date-value="2019-11-02" calcext:value-type="date">
            <text:p>02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5114932E</text:p>
          </table:table-cell>
          <table:table-cell office:value-type="string" calcext:value-type="string">
            <text:p>ALONSO RODRIGUEZ</text:p>
          </table:table-cell>
          <table:table-cell office:value-type="string" calcext:value-type="string">
            <text:p>DAVID</text:p>
          </table:table-cell>
          <table:table-cell table:style-name="ce4" table:formula="of:=RANDBETWEEN(43466;43850)" office:value-type="date" office:date-value="2019-01-08" calcext:value-type="date">
            <text:p>08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3997521B</text:p>
          </table:table-cell>
          <table:table-cell office:value-type="string" calcext:value-type="string">
            <text:p>ALINS GONZÁLEZ</text:p>
          </table:table-cell>
          <table:table-cell office:value-type="string" calcext:value-type="string">
            <text:p>CRISTINA</text:p>
          </table:table-cell>
          <table:table-cell table:style-name="ce4" table:formula="of:=RANDBETWEEN(43466;43850)" office:value-type="date" office:date-value="2019-07-07" calcext:value-type="date">
            <text:p>07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2715038G</text:p>
          </table:table-cell>
          <table:table-cell office:value-type="string" calcext:value-type="string">
            <text:p>ARNALOT PUIG</text:p>
          </table:table-cell>
          <table:table-cell office:value-type="string" calcext:value-type="string">
            <text:p>ALBERT</text:p>
          </table:table-cell>
          <table:table-cell table:style-name="ce4" table:formula="of:=RANDBETWEEN(43466;43850)" office:value-type="date" office:date-value="2019-03-19" calcext:value-type="date">
            <text:p>19/03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1768968W</text:p>
          </table:table-cell>
          <table:table-cell office:value-type="string" calcext:value-type="string">
            <text:p>ARIZA PUIGBÓ</text:p>
          </table:table-cell>
          <table:table-cell office:value-type="string" calcext:value-type="string">
            <text:p>ORIOL</text:p>
          </table:table-cell>
          <table:table-cell table:style-name="ce4" table:formula="of:=RANDBETWEEN(43466;43850)" office:value-type="date" office:date-value="2019-12-05" calcext:value-type="date">
            <text:p>05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8301123Z</text:p>
          </table:table-cell>
          <table:table-cell office:value-type="string" calcext:value-type="string">
            <text:p>PASCUAL FLORES</text:p>
          </table:table-cell>
          <table:table-cell office:value-type="string" calcext:value-type="string">
            <text:p>MARIO</text:p>
          </table:table-cell>
          <table:table-cell table:style-name="ce4" table:formula="of:=RANDBETWEEN(43466;43850)" office:value-type="date" office:date-value="2019-06-05" calcext:value-type="date">
            <text:p>05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7881913N</text:p>
          </table:table-cell>
          <table:table-cell office:value-type="string" calcext:value-type="string">
            <text:p>LIBORI FIGUERAS</text:p>
          </table:table-cell>
          <table:table-cell office:value-type="string" calcext:value-type="string">
            <text:p>IVAN</text:p>
          </table:table-cell>
          <table:table-cell table:style-name="ce4" table:formula="of:=RANDBETWEEN(43466;43850)" office:value-type="date" office:date-value="2019-08-10" calcext:value-type="date">
            <text:p>10/08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1888252A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JORDINA</text:p>
          </table:table-cell>
          <table:table-cell table:style-name="ce4" table:formula="of:=RANDBETWEEN(43466;43850)" office:value-type="date" office:date-value="2019-11-14" calcext:value-type="date">
            <text:p>14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1971782N</text:p>
          </table:table-cell>
          <table:table-cell office:value-type="string" calcext:value-type="string">
            <text:p>ALTIMIRAS SERAROLS</text:p>
          </table:table-cell>
          <table:table-cell office:value-type="string" calcext:value-type="string">
            <text:p>GEMMA</text:p>
          </table:table-cell>
          <table:table-cell table:style-name="ce4" table:formula="of:=RANDBETWEEN(43466;43850)" office:value-type="date" office:date-value="2019-07-25" calcext:value-type="date">
            <text:p>25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7740605N</text:p>
          </table:table-cell>
          <table:table-cell office:value-type="string" calcext:value-type="string">
            <text:p>LÓPEZ GARRIGASSAIT</text:p>
          </table:table-cell>
          <table:table-cell office:value-type="string" calcext:value-type="string">
            <text:p>BERTA</text:p>
          </table:table-cell>
          <table:table-cell table:style-name="ce4" table:formula="of:=RANDBETWEEN(43466;43850)" office:value-type="date" office:date-value="2019-11-30" calcext:value-type="date">
            <text:p>30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7274248N</text:p>
          </table:table-cell>
          <table:table-cell office:value-type="string" calcext:value-type="string">
            <text:p>CASAS ANDRÉS</text:p>
          </table:table-cell>
          <table:table-cell office:value-type="string" calcext:value-type="string">
            <text:p>ADRIÀ</text:p>
          </table:table-cell>
          <table:table-cell table:style-name="ce4" table:formula="of:=RANDBETWEEN(43466;43850)" office:value-type="date" office:date-value="2020-01-05" calcext:value-type="date">
            <text:p>05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3488405H</text:p>
          </table:table-cell>
          <table:table-cell office:value-type="string" calcext:value-type="string">
            <text:p>RIVERO FLORIDO</text:p>
          </table:table-cell>
          <table:table-cell office:value-type="string" calcext:value-type="string">
            <text:p>ANNA</text:p>
          </table:table-cell>
          <table:table-cell table:style-name="ce4" table:formula="of:=RANDBETWEEN(43466;43850)" office:value-type="date" office:date-value="2019-01-21" calcext:value-type="date">
            <text:p>21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8416048J</text:p>
          </table:table-cell>
          <table:table-cell office:value-type="string" calcext:value-type="string">
            <text:p>HERMS GÓMEZ</text:p>
          </table:table-cell>
          <table:table-cell office:value-type="string" calcext:value-type="string">
            <text:p>JOAN</text:p>
          </table:table-cell>
          <table:table-cell table:style-name="ce4" table:formula="of:=RANDBETWEEN(43466;43850)" office:value-type="date" office:date-value="2019-01-02" calcext:value-type="date">
            <text:p>02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3208298B</text:p>
          </table:table-cell>
          <table:table-cell office:value-type="string" calcext:value-type="string">
            <text:p>BAEZ TEJADO</text:p>
          </table:table-cell>
          <table:table-cell office:value-type="string" calcext:value-type="string">
            <text:p>JOAN</text:p>
          </table:table-cell>
          <table:table-cell table:style-name="ce4" table:formula="of:=RANDBETWEEN(43466;43850)" office:value-type="date" office:date-value="2019-03-06" calcext:value-type="date">
            <text:p>06/03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23109131L</text:p>
          </table:table-cell>
          <table:table-cell office:value-type="string" calcext:value-type="string">
            <text:p>ALOY FARRANDO</text:p>
          </table:table-cell>
          <table:table-cell office:value-type="string" calcext:value-type="string">
            <text:p>INGRID</text:p>
          </table:table-cell>
          <table:table-cell table:style-name="ce4" table:formula="of:=RANDBETWEEN(43466;43850)" office:value-type="date" office:date-value="2019-12-12" calcext:value-type="date">
            <text:p>12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8000813R</text:p>
          </table:table-cell>
          <table:table-cell office:value-type="string" calcext:value-type="string">
            <text:p>CANO GÓMEZ</text:p>
          </table:table-cell>
          <table:table-cell office:value-type="string" calcext:value-type="string">
            <text:p>GERARD</text:p>
          </table:table-cell>
          <table:table-cell table:style-name="ce4" table:formula="of:=RANDBETWEEN(43466;43850)" office:value-type="date" office:date-value="2019-04-29" calcext:value-type="date">
            <text:p>29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5662150K</text:p>
          </table:table-cell>
          <table:table-cell office:value-type="string" calcext:value-type="string">
            <text:p>BERENGUERAS CULLERÉS</text:p>
          </table:table-cell>
          <table:table-cell office:value-type="string" calcext:value-type="string">
            <text:p>ADRIÀ</text:p>
          </table:table-cell>
          <table:table-cell table:style-name="ce4" table:formula="of:=RANDBETWEEN(43466;43850)" office:value-type="date" office:date-value="2019-07-11" calcext:value-type="date">
            <text:p>11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9258778G</text:p>
          </table:table-cell>
          <table:table-cell office:value-type="string" calcext:value-type="string">
            <text:p>BARALDÉS TARRAGÓ</text:p>
          </table:table-cell>
          <table:table-cell office:value-type="string" calcext:value-type="string">
            <text:p>DAMIÀ</text:p>
          </table:table-cell>
          <table:table-cell table:style-name="ce4" table:formula="of:=RANDBETWEEN(43466;43850)" office:value-type="date" office:date-value="2019-09-17" calcext:value-type="date">
            <text:p>17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94070000T</text:p>
          </table:table-cell>
          <table:table-cell office:value-type="string" calcext:value-type="string">
            <text:p>PASCUAL ALOY</text:p>
          </table:table-cell>
          <table:table-cell office:value-type="string" calcext:value-type="string">
            <text:p>ESTHER</text:p>
          </table:table-cell>
          <table:table-cell table:style-name="ce4" table:formula="of:=RANDBETWEEN(43466;43850)" office:value-type="date" office:date-value="2019-06-21" calcext:value-type="date">
            <text:p>21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6943502S</text:p>
          </table:table-cell>
          <table:table-cell office:value-type="string" calcext:value-type="string">
            <text:p>VISO GILABERT</text:p>
          </table:table-cell>
          <table:table-cell office:value-type="string" calcext:value-type="string">
            <text:p>QUERALT</text:p>
          </table:table-cell>
          <table:table-cell table:style-name="ce4" table:formula="of:=RANDBETWEEN(43466;43850)" office:value-type="date" office:date-value="2019-04-26" calcext:value-type="date">
            <text:p>26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0250785A</text:p>
          </table:table-cell>
          <table:table-cell office:value-type="string" calcext:value-type="string">
            <text:p>AROCAS PASADAS</text:p>
          </table:table-cell>
          <table:table-cell office:value-type="string" calcext:value-type="string">
            <text:p>ESTEFANIA</text:p>
          </table:table-cell>
          <table:table-cell table:style-name="ce4" table:formula="of:=RANDBETWEEN(43466;43850)" office:value-type="date" office:date-value="2019-09-30" calcext:value-type="date">
            <text:p>30/09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1345399Z</text:p>
          </table:table-cell>
          <table:table-cell office:value-type="string" calcext:value-type="string">
            <text:p>ALOY COMPTE</text:p>
          </table:table-cell>
          <table:table-cell office:value-type="string" calcext:value-type="string">
            <text:p>ALEJANDRO</text:p>
          </table:table-cell>
          <table:table-cell table:style-name="ce4" table:formula="of:=RANDBETWEEN(43466;43850)" office:value-type="date" office:date-value="2019-05-21" calcext:value-type="date">
            <text:p>21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8071245P</text:p>
          </table:table-cell>
          <table:table-cell office:value-type="string" calcext:value-type="string">
            <text:p>SANTAMARIA FLOTATS</text:p>
          </table:table-cell>
          <table:table-cell office:value-type="string" calcext:value-type="string">
            <text:p>ANTONI</text:p>
          </table:table-cell>
          <table:table-cell table:style-name="ce4" table:formula="of:=RANDBETWEEN(43466;43850)" office:value-type="date" office:date-value="2019-03-12" calcext:value-type="date">
            <text:p>12/03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9581824S</text:p>
          </table:table-cell>
          <table:table-cell office:value-type="string" calcext:value-type="string">
            <text:p>AVILA MASJUAN</text:p>
          </table:table-cell>
          <table:table-cell office:value-type="string" calcext:value-type="string">
            <text:p>RAQUEL</text:p>
          </table:table-cell>
          <table:table-cell table:style-name="ce4" table:formula="of:=RANDBETWEEN(43466;43850)" office:value-type="date" office:date-value="2019-05-20" calcext:value-type="date">
            <text:p>20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4807134W</text:p>
          </table:table-cell>
          <table:table-cell office:value-type="string" calcext:value-type="string">
            <text:p>MOLINER GARRIDO</text:p>
          </table:table-cell>
          <table:table-cell office:value-type="string" calcext:value-type="string">
            <text:p>MARIA</text:p>
          </table:table-cell>
          <table:table-cell table:style-name="ce4" table:formula="of:=RANDBETWEEN(43466;43850)" office:value-type="date" office:date-value="2019-07-24" calcext:value-type="date">
            <text:p>24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0828458H</text:p>
          </table:table-cell>
          <table:table-cell office:value-type="string" calcext:value-type="string">
            <text:p>AGUILERA TATJÉ</text:p>
          </table:table-cell>
          <table:table-cell office:value-type="string" calcext:value-type="string">
            <text:p>LAURA</text:p>
          </table:table-cell>
          <table:table-cell table:style-name="ce4" table:formula="of:=RANDBETWEEN(43466;43850)" office:value-type="date" office:date-value="2019-07-13" calcext:value-type="date">
            <text:p>13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9674913D</text:p>
          </table:table-cell>
          <table:table-cell office:value-type="string" calcext:value-type="string">
            <text:p>BELMONTE SÁNCHEZ</text:p>
          </table:table-cell>
          <table:table-cell office:value-type="string" calcext:value-type="string">
            <text:p>JORDI</text:p>
          </table:table-cell>
          <table:table-cell table:style-name="ce4" table:formula="of:=RANDBETWEEN(43466;43850)" office:value-type="date" office:date-value="2019-12-08" calcext:value-type="date">
            <text:p>08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33012824G</text:p>
          </table:table-cell>
          <table:table-cell office:value-type="string" calcext:value-type="string">
            <text:p>HIDALGO ALTIMIRAS</text:p>
          </table:table-cell>
          <table:table-cell office:value-type="string" calcext:value-type="string">
            <text:p>DIMAS</text:p>
          </table:table-cell>
          <table:table-cell table:style-name="ce4" table:formula="of:=RANDBETWEEN(43466;43850)" office:value-type="date" office:date-value="2019-01-09" calcext:value-type="date">
            <text:p>09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1297669X</text:p>
          </table:table-cell>
          <table:table-cell office:value-type="string" calcext:value-type="string">
            <text:p>ASENSIO VEGA</text:p>
          </table:table-cell>
          <table:table-cell office:value-type="string" calcext:value-type="string">
            <text:p>JOAN MARTÍ</text:p>
          </table:table-cell>
          <table:table-cell table:style-name="ce4" table:formula="of:=RANDBETWEEN(43466;43850)" office:value-type="date" office:date-value="2019-04-28" calcext:value-type="date">
            <text:p>28/04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8216858P</text:p>
          </table:table-cell>
          <table:table-cell office:value-type="string" calcext:value-type="string">
            <text:p>BARALDÉS MONRÓS</text:p>
          </table:table-cell>
          <table:table-cell office:value-type="string" calcext:value-type="string">
            <text:p>ADRIÀ</text:p>
          </table:table-cell>
          <table:table-cell table:style-name="ce4" table:formula="of:=RANDBETWEEN(43466;43850)" office:value-type="date" office:date-value="2019-10-08" calcext:value-type="date">
            <text:p>08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0006959T</text:p>
          </table:table-cell>
          <table:table-cell office:value-type="string" calcext:value-type="string">
            <text:p>BASTARDAS FRANCH</text:p>
          </table:table-cell>
          <table:table-cell office:value-type="string" calcext:value-type="string">
            <text:p>ANA INÉS</text:p>
          </table:table-cell>
          <table:table-cell table:style-name="ce4" table:formula="of:=RANDBETWEEN(43466;43850)" office:value-type="date" office:date-value="2019-12-12" calcext:value-type="date">
            <text:p>12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Y2263624R</text:p>
          </table:table-cell>
          <table:table-cell office:value-type="string" calcext:value-type="string">
            <text:p>ARISSA HERMOSO</text:p>
          </table:table-cell>
          <table:table-cell office:value-type="string" calcext:value-type="string">
            <text:p>CRISTINA</text:p>
          </table:table-cell>
          <table:table-cell table:style-name="ce4" table:formula="of:=RANDBETWEEN(43466;43850)" office:value-type="date" office:date-value="2019-02-21" calcext:value-type="date">
            <text:p>21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40683390R</text:p>
          </table:table-cell>
          <table:table-cell office:value-type="string" calcext:value-type="string">
            <text:p>RAYA GARCIA</text:p>
          </table:table-cell>
          <table:table-cell office:value-type="string" calcext:value-type="string">
            <text:p>RAQUEL</text:p>
          </table:table-cell>
          <table:table-cell table:style-name="ce4" table:formula="of:=RANDBETWEEN(43466;43850)" office:value-type="date" office:date-value="2019-11-12" calcext:value-type="date">
            <text:p>12/1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2513899T</text:p>
          </table:table-cell>
          <table:table-cell office:value-type="string" calcext:value-type="string">
            <text:p>ABDIN TATJÈ</text:p>
          </table:table-cell>
          <table:table-cell office:value-type="string" calcext:value-type="string">
            <text:p>CRISTIAN</text:p>
          </table:table-cell>
          <table:table-cell table:style-name="ce4" table:formula="of:=RANDBETWEEN(43466;43850)" office:value-type="date" office:date-value="2020-01-08" calcext:value-type="date">
            <text:p>08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26802782P</text:p>
          </table:table-cell>
          <table:table-cell office:value-type="string" calcext:value-type="string">
            <text:p>BIDAULT CULLERÉS</text:p>
          </table:table-cell>
          <table:table-cell office:value-type="string" calcext:value-type="string">
            <text:p>LAURA</text:p>
          </table:table-cell>
          <table:table-cell table:style-name="ce4" table:formula="of:=RANDBETWEEN(43466;43850)" office:value-type="date" office:date-value="2019-06-29" calcext:value-type="date">
            <text:p>29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9223905E</text:p>
          </table:table-cell>
          <table:table-cell office:value-type="string" calcext:value-type="string">
            <text:p>ANGUERA VILAFRANCA</text:p>
          </table:table-cell>
          <table:table-cell office:value-type="string" calcext:value-type="string">
            <text:p>JOSEP</text:p>
          </table:table-cell>
          <table:table-cell table:style-name="ce4" table:formula="of:=RANDBETWEEN(43466;43850)" office:value-type="date" office:date-value="2019-07-14" calcext:value-type="date">
            <text:p>14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0934680F</text:p>
          </table:table-cell>
          <table:table-cell office:value-type="string" calcext:value-type="string">
            <text:p>ALVAREZ DOMENECH</text:p>
          </table:table-cell>
          <table:table-cell office:value-type="string" calcext:value-type="string">
            <text:p>LUCIA</text:p>
          </table:table-cell>
          <table:table-cell table:style-name="ce4" table:formula="of:=RANDBETWEEN(43466;43850)" office:value-type="date" office:date-value="2019-12-13" calcext:value-type="date">
            <text:p>13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16149469L</text:p>
          </table:table-cell>
          <table:table-cell office:value-type="string" calcext:value-type="string">
            <text:p>ALEU ICART</text:p>
          </table:table-cell>
          <table:table-cell office:value-type="string" calcext:value-type="string">
            <text:p>JULIO</text:p>
          </table:table-cell>
          <table:table-cell table:style-name="ce4" table:formula="of:=RANDBETWEEN(43466;43850)" office:value-type="date" office:date-value="2019-01-10" calcext:value-type="date">
            <text:p>10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9228072N</text:p>
          </table:table-cell>
          <table:table-cell office:value-type="string" calcext:value-type="string">
            <text:p>VALLÉS GIRVENT</text:p>
          </table:table-cell>
          <table:table-cell office:value-type="string" calcext:value-type="string">
            <text:p>LAURA</text:p>
          </table:table-cell>
          <table:table-cell table:style-name="ce4" table:formula="of:=RANDBETWEEN(43466;43850)" office:value-type="date" office:date-value="2019-07-07" calcext:value-type="date">
            <text:p>07/07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21222678A</text:p>
          </table:table-cell>
          <table:table-cell office:value-type="string" calcext:value-type="string">
            <text:p>BAREA D'HAENE</text:p>
          </table:table-cell>
          <table:table-cell office:value-type="string" calcext:value-type="string">
            <text:p>MARC</text:p>
          </table:table-cell>
          <table:table-cell table:style-name="ce4" table:formula="of:=RANDBETWEEN(43466;43850)" office:value-type="date" office:date-value="2019-10-19" calcext:value-type="date">
            <text:p>19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0541966V</text:p>
          </table:table-cell>
          <table:table-cell office:value-type="string" calcext:value-type="string">
            <text:p>BENITEZ JOSE</text:p>
          </table:table-cell>
          <table:table-cell office:value-type="string" calcext:value-type="string">
            <text:p>XAVIER</text:p>
          </table:table-cell>
          <table:table-cell table:style-name="ce4" table:formula="of:=RANDBETWEEN(43466;43850)" office:value-type="date" office:date-value="2019-06-20" calcext:value-type="date">
            <text:p>20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19986020D</text:p>
          </table:table-cell>
          <table:table-cell office:value-type="string" calcext:value-type="string">
            <text:p>ALVAREZ FERNÁNDEZ</text:p>
          </table:table-cell>
          <table:table-cell office:value-type="string" calcext:value-type="string">
            <text:p>ARAN</text:p>
          </table:table-cell>
          <table:table-cell table:style-name="ce4" table:formula="of:=RANDBETWEEN(43466;43850)" office:value-type="date" office:date-value="2019-06-11" calcext:value-type="date">
            <text:p>11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03488405H</text:p>
          </table:table-cell>
          <table:table-cell office:value-type="string" calcext:value-type="string">
            <text:p>FERRER GASSET</text:p>
          </table:table-cell>
          <table:table-cell office:value-type="string" calcext:value-type="string">
            <text:p>ERIC</text:p>
          </table:table-cell>
          <table:table-cell table:style-name="ce4" table:formula="of:=RANDBETWEEN(43466;43850)" office:value-type="date" office:date-value="2019-06-17" calcext:value-type="date">
            <text:p>17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1810246P</text:p>
          </table:table-cell>
          <table:table-cell office:value-type="string" calcext:value-type="string">
            <text:p>BIDAULT PUEYO</text:p>
          </table:table-cell>
          <table:table-cell office:value-type="string" calcext:value-type="string">
            <text:p>DAVID</text:p>
          </table:table-cell>
          <table:table-cell table:style-name="ce4" table:formula="of:=RANDBETWEEN(43466;43850)" office:value-type="date" office:date-value="2020-01-17" calcext:value-type="date">
            <text:p>17/01/2020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7870091A</text:p>
          </table:table-cell>
          <table:table-cell office:value-type="string" calcext:value-type="string">
            <text:p>ARMENCOT PUIG</text:p>
          </table:table-cell>
          <table:table-cell office:value-type="string" calcext:value-type="string">
            <text:p>VERÒNICA</text:p>
          </table:table-cell>
          <table:table-cell table:style-name="ce4" table:formula="of:=RANDBETWEEN(43466;43850)" office:value-type="date" office:date-value="2019-06-28" calcext:value-type="date">
            <text:p>28/06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4682863V</text:p>
          </table:table-cell>
          <table:table-cell office:value-type="string" calcext:value-type="string">
            <text:p>MOLINA GARRIDO</text:p>
          </table:table-cell>
          <table:table-cell office:value-type="string" calcext:value-type="string">
            <text:p>FERRAN</text:p>
          </table:table-cell>
          <table:table-cell table:style-name="ce4" table:formula="of:=RANDBETWEEN(43466;43850)" office:value-type="date" office:date-value="2019-12-03" calcext:value-type="date">
            <text:p>03/1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29041724S</text:p>
          </table:table-cell>
          <table:table-cell office:value-type="string" calcext:value-type="string">
            <text:p>AGUILERA MERINO</text:p>
          </table:table-cell>
          <table:table-cell office:value-type="string" calcext:value-type="string">
            <text:p>MARTA</text:p>
          </table:table-cell>
          <table:table-cell table:style-name="ce4" table:formula="of:=RANDBETWEEN(43466;43850)" office:value-type="date" office:date-value="2019-02-02" calcext:value-type="date">
            <text:p>02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8444428Q</text:p>
          </table:table-cell>
          <table:table-cell office:value-type="string" calcext:value-type="string">
            <text:p>BARALDÉS COMAS</text:p>
          </table:table-cell>
          <table:table-cell office:value-type="string" calcext:value-type="string">
            <text:p>MARIA ISABEL</text:p>
          </table:table-cell>
          <table:table-cell table:style-name="ce4" table:formula="of:=RANDBETWEEN(43466;43850)" office:value-type="date" office:date-value="2019-08-05" calcext:value-type="date">
            <text:p>05/08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X6499562S</text:p>
          </table:table-cell>
          <table:table-cell office:value-type="string" calcext:value-type="string">
            <text:p>ALAVEDRA SUNYÉ</text:p>
          </table:table-cell>
          <table:table-cell office:value-type="string" calcext:value-type="string">
            <text:p>GEMMA</text:p>
          </table:table-cell>
          <table:table-cell table:style-name="ce4" table:formula="of:=RANDBETWEEN(43466;43850)" office:value-type="date" office:date-value="2019-02-18" calcext:value-type="date">
            <text:p>18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56784667J</text:p>
          </table:table-cell>
          <table:table-cell office:value-type="string" calcext:value-type="string">
            <text:p>RIDÓ GÓMEZ</text:p>
          </table:table-cell>
          <table:table-cell office:value-type="string" calcext:value-type="string">
            <text:p>AGUSTÍ</text:p>
          </table:table-cell>
          <table:table-cell table:style-name="ce4" table:formula="of:=RANDBETWEEN(43466;43850)" office:value-type="date" office:date-value="2019-10-27" calcext:value-type="date">
            <text:p>27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15083521Y</text:p>
          </table:table-cell>
          <table:table-cell office:value-type="string" calcext:value-type="string">
            <text:p>RUEDA ALVAREZ</text:p>
          </table:table-cell>
          <table:table-cell office:value-type="string" calcext:value-type="string">
            <text:p>ADRIÀ</text:p>
          </table:table-cell>
          <table:table-cell table:style-name="ce4" table:formula="of:=RANDBETWEEN(43466;43850)" office:value-type="date" office:date-value="2019-10-15" calcext:value-type="date">
            <text:p>15/10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88936663X</text:p>
          </table:table-cell>
          <table:table-cell office:value-type="string" calcext:value-type="string">
            <text:p>PORTELLA GISPETS</text:p>
          </table:table-cell>
          <table:table-cell office:value-type="string" calcext:value-type="string">
            <text:p>GEMMA</text:p>
          </table:table-cell>
          <table:table-cell table:style-name="ce4" table:formula="of:=RANDBETWEEN(43466;43850)" office:value-type="date" office:date-value="2019-02-25" calcext:value-type="date">
            <text:p>25/02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60540617V</text:p>
          </table:table-cell>
          <table:table-cell office:value-type="string" calcext:value-type="string">
            <text:p>RAYA GAVILAN</text:p>
          </table:table-cell>
          <table:table-cell office:value-type="string" calcext:value-type="string">
            <text:p>JORDI</text:p>
          </table:table-cell>
          <table:table-cell table:style-name="ce4" table:formula="of:=RANDBETWEEN(43466;43850)" office:value-type="date" office:date-value="2019-05-16" calcext:value-type="date">
            <text:p>16/05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76669498X</text:p>
          </table:table-cell>
          <table:table-cell office:value-type="string" calcext:value-type="string">
            <text:p>TORRUELLA GARCIA</text:p>
          </table:table-cell>
          <table:table-cell office:value-type="string" calcext:value-type="string">
            <text:p>SERGI</text:p>
          </table:table-cell>
          <table:table-cell table:style-name="ce4" table:formula="of:=RANDBETWEEN(43466;43850)" office:value-type="date" office:date-value="2019-01-29" calcext:value-type="date">
            <text:p>29/01/2019</text:p>
          </table:table-cell>
          <table:table-cell/>
          <table:table-cell table:style-name="ce4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ce4"/>
          <table:table-cell table:number-columns-repeated="1018"/>
        </table:table-row>
        <table:table-row table:style-name="ro2" table:number-rows-repeated="39">
          <table:table-cell table:number-columns-repeated="1024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ME" table:style-name="ta2">
        <table:table-column table:style-name="co1" table:number-columns-repeated="1024" table:default-cell-style-name="ce2"/>
        <table:table-row table:style-name="ro3">
          <table:table-cell table:style-name="ce5" office:value-type="string" calcext:value-type="string" table:number-columns-spanned="7" table:number-rows-spanned="26">
            <text:p><text:span text:style-name="T1">DISCLAIMER</text:span></text:p>
            <text:p><text:span text:style-name="T2"/></text:p>
            <text:p><text:span text:style-name="T2">Los datos que se muestran han sido generados aleatoriamente con finalidad didáctica y no responden a ninguna persona real.</text:span></text:p>
            <text:p><text:span text:style-name="T2"/></text:p>
            <text:p><text:span text:style-name="T2">Cualquier parecido con la realidad es pura coincidencia.</text:span></text:p>
            <text:p><text:span text:style-name="T2"/></text:p>
            <text:p><text:span text:style-name="T3">No obstante, si alguna persona se siente perjudicada por alguna coincidencia de nombre, apellido, fecha de nacimiento o similar, no tiene más que escribirme a </text:span><text:span text:style-name="T4">ifanlo@superalumnos.net</text:span><text:span text:style-name="T5"> expresando el dato que desea cambiar o eliminar y procederemos a satisfacer su petición.</text:span></text:p>
          </table:table-cell>
          <table:covered-table-cell table:number-columns-repeated="6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>
          <table:covered-table-cell table:number-columns-repeated="7" table:style-name="ce5"/>
          <table:table-cell table:number-columns-repeated="1017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Importación1" table:base-cell-address="$Contactos.$A$1" table:cell-range-address="$Contactos.$A$1:.$K$1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gl" number:country="ES">
      <number:text>€ </number:text>
      <number:number number:decimal-places="0" loext:min-decimal-places="0" number:min-integer-digits="1" number:grouping="true"/>
    </number:number-style>
    <number:number-style style:name="N10104" number:language="gl" number:country="ES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gl" number:country="ES">
      <number:text>€ </number:text>
      <number:number number:decimal-places="0" loext:min-decimal-places="0" number:min-integer-digits="1" number:grouping="true"/>
    </number:number-style>
    <number:number-style style:name="N10105" number:language="gl" number:country="ES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gl" number:country="ES">
      <number:text>€ </number:text>
      <number:number number:decimal-places="2" loext:min-decimal-places="2" number:min-integer-digits="1" number:grouping="true"/>
    </number:number-style>
    <number:number-style style:name="N10106" number:language="gl" number:country="ES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gl" number:country="ES">
      <number:text>€ </number:text>
      <number:number number:decimal-places="2" loext:min-decimal-places="2" number:min-integer-digits="1" number:grouping="true"/>
    </number:number-style>
    <number:number-style style:name="N10107" number:language="gl" number:country="ES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gl" number:country="ES">
      <number:day number:style="long"/>
      <number:text>-</number:text>
      <number:month number:textual="true"/>
    </number:date-style>
    <number:date-style style:name="N10110" number:language="gl" number:country="ES">
      <number:month number:textual="true"/>
      <number:text>-</number:text>
      <number:year/>
    </number:date-style>
    <number:time-style style:name="N10111" number:language="gl" number:country="ES">
      <number:hours/>
      <number:text>:</number:text>
      <number:minutes number:style="long"/>
      <number:text> </number:text>
      <number:am-pm/>
    </number:time-style>
    <number:time-style style:name="N10112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gl" number:country="ES">
      <number:hours/>
      <number:text>:</number:text>
      <number:minutes number:style="long"/>
    </number:time-style>
    <number:time-style style:name="N10114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6P0" style:volatile="true" number:language="gl" number:country="ES">
      <number:number number:decimal-places="0" loext:min-decimal-places="0" number:min-integer-digits="1" number:grouping="true"/>
    </number:number-style>
    <number:number-style style:name="N10116" number:language="gl" number:country="ES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gl" number:country="ES">
      <number:number number:decimal-places="0" loext:min-decimal-places="0" number:min-integer-digits="1" number:grouping="true"/>
    </number:number-style>
    <number:number-style style:name="N10117" number:language="gl" number:country="E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gl" number:country="ES">
      <number:number number:decimal-places="2" loext:min-decimal-places="2" number:min-integer-digits="1" number:grouping="true"/>
    </number:number-style>
    <number:number-style style:name="N10118" number:language="gl" number:country="ES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2" loext:min-decimal-places="2" number:min-integer-digits="1" number:grouping="true"/>
    </number:number-style>
    <number:number-style style:name="N10119" number:language="gl" number:country="E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gl" number:country="ES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gl" number:country="ES">
      <loext:text> </loext:text>
      <loext:fill-character> </loext:fill-character>
      <number:text>- </number:text>
    </number:number-style>
    <number:text-style style:name="N10120" number:language="gl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gl" number:country="ES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gl" number:country="ES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gl" number:country="ES">
      <loext:text> € </loext:text>
      <loext:fill-character> </loext:fill-character>
      <number:text>- </number:text>
    </number:number-style>
    <number:text-style style:name="N10121" number:language="gl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gl" number:country="E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gl" number:country="ES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gl" number:country="E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gl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gl" number:country="ES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gl" number:country="ES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gl" number:country="ES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gl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DejaVu Sans" fo:font-family="'DejaVu Sans'" style:font-family-generic="swiss" style:font-name-asian="Noto Sans CJK SC" style:font-family-asian="'Noto Sans CJK SC'" style:font-family-generic-asian="system" style:font-pitch-asian="variable" style:font-name-complex="DejaVu Sans" style:font-family-complex="'DejaVu Sans'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2" fo:font-size="12pt" fo:font-style="normal" fo:text-shadow="none" style:text-underline-style="none" fo:font-weight="normal" style:font-size-asian="12pt" style:font-style-asian="normal" style:font-weight-asian="normal" style:font-name-complex="DejaVu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LEERME" style:display-name="PageStyle_LE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ontactos" style:display-name="PageStyle_Contacto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gl-ES</dc:language>
    <dc:date>2020-01-20T09:59:18.179485759</dc:date>
    <meta:editing-cycles>4</meta:editing-cycles>
    <meta:editing-duration>PT24M7S</meta:editing-duration>
    <meta:generator>LibreOffice/6.0.7.3$Linux_X86_64 LibreOffice_project/00m0$Build-3</meta:generator>
    <meta:document-statistic meta:table-count="2" meta:cell-count="489" meta:object-count="0"/>
  </office:meta>
</office:document-meta>
</file>